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88664356246591" calcext:value-type="float">
            <text:p>0.018866435624659</text:p>
          </table:table-cell>
          <table:table-cell office:value-type="float" office:value="0.0167460888624191" calcext:value-type="float">
            <text:p>0.01674608886241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187405184320897" calcext:value-type="float">
            <text:p>0.01874051843209</text:p>
          </table:table-cell>
          <table:table-cell office:value-type="float" office:value="0.01759915062062" calcext:value-type="float">
            <text:p>0.017599150620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89587013674991" calcext:value-type="float">
            <text:p>0.018958701367499</text:p>
          </table:table-cell>
          <table:table-cell office:value-type="float" office:value="0.017164897463214" calcext:value-type="float">
            <text:p>0.0171648974632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92415910177533" calcext:value-type="float">
            <text:p>0.019241591017753</text:p>
          </table:table-cell>
          <table:table-cell office:value-type="float" office:value="0.0172839095530358" calcext:value-type="float">
            <text:p>0.0172839095530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88241462844114" calcext:value-type="float">
            <text:p>0.018824146284411</text:p>
          </table:table-cell>
          <table:table-cell office:value-type="float" office:value="0.0168308634310961" calcext:value-type="float">
            <text:p>0.01683086343109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93550665647637" calcext:value-type="float">
            <text:p>0.019355066564764</text:p>
          </table:table-cell>
          <table:table-cell office:value-type="float" office:value="0.0183966197034328" calcext:value-type="float">
            <text:p>0.0183966197034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89588606556165" calcext:value-type="float">
            <text:p>0.018958860655617</text:p>
          </table:table-cell>
          <table:table-cell office:value-type="float" office:value="0.017941750754297" calcext:value-type="float">
            <text:p>0.01794175075429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87868601642549" calcext:value-type="float">
            <text:p>0.018786860164255</text:p>
          </table:table-cell>
          <table:table-cell office:value-type="float" office:value="0.0168811045587063" calcext:value-type="float">
            <text:p>0.01688110455870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91497980698184" calcext:value-type="float">
            <text:p>0.019149798069818</text:p>
          </table:table-cell>
          <table:table-cell office:value-type="float" office:value="0.0174375230959077" calcext:value-type="float">
            <text:p>0.01743752309590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88068853070339" calcext:value-type="float">
            <text:p>0.018806885307034</text:p>
          </table:table-cell>
          <table:table-cell table:style-name="ce3" office:value-type="float" office:value="0.0165816992521286" calcext:value-type="float">
            <text:p>0.0165816992521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94343004026124" calcext:value-type="float">
            <text:p>0.019434300402612</text:p>
          </table:table-cell>
          <table:table-cell office:value-type="float" office:value="0.0184064554794058" calcext:value-type="float">
            <text:p>0.0184064554794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87738741127153" calcext:value-type="float">
            <text:p>0.018773874112715</text:p>
          </table:table-cell>
          <table:table-cell office:value-type="float" office:value="0.0167546477168798" calcext:value-type="float">
            <text:p>0.016754647716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88241542006532" calcext:value-type="float">
            <text:p>0.018824154200653</text:p>
          </table:table-cell>
          <table:table-cell office:value-type="float" office:value="0.0167041979730129" calcext:value-type="float">
            <text:p>0.01670419797301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9399091403107" calcext:value-type="float">
            <text:p>0.019399091403107</text:p>
          </table:table-cell>
          <table:table-cell office:value-type="float" office:value="0.0174626639003263" calcext:value-type="float">
            <text:p>0.01746266390032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87412158896526" calcext:value-type="float">
            <text:p>0.018741215889653</text:p>
          </table:table-cell>
          <table:table-cell office:value-type="float" office:value="0.0167907457798719" calcext:value-type="float">
            <text:p>0.01679074577987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89782469533384" calcext:value-type="float">
            <text:p>0.018978246953338</text:p>
          </table:table-cell>
          <table:table-cell office:value-type="float" office:value="0.0170694924890995" calcext:value-type="float">
            <text:p>0.017069492489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17])" office:value-type="float" office:value="0.0187405184320897" calcext:value-type="float">
            <text:p>0.01874051843209</text:p>
          </table:table-cell>
          <table:table-cell table:style-name="Default" table:formula="of:=MIN([.G2:.G17])" office:value-type="float" office:value="0.0165816992521286" calcext:value-type="float">
            <text:p>0.016581699252129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4:54:39.155841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5:16:17.654483703</dc:date>
    <meta:editing-duration>PT22M22S</meta:editing-duration>
    <meta:editing-cycles>3</meta:editing-cycles>
    <meta:generator>LibreOffice/6.0.7.3$Linux_X86_64 LibreOffice_project/00m0$Build-3</meta:generator>
    <meta:document-statistic meta:table-count="1" meta:cell-count="171" meta:object-count="0"/>
  </office:meta>
</office:document-meta>
</file>